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5cm" fo:min-width="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0.9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8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7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1.216cm" fo:min-width="1.1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3465a4" draw:textarea-horizontal-align="justify" draw:textarea-vertical-align="middle" draw:auto-grow-height="false" fo:min-height="1.216cm" fo:min-width="1.35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24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2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465a4"/>
      <style:paragraph-properties fo:text-align="center" style:writing-mode="lr-tb"/>
    </style:style>
    <style:style style:name="P3" style:family="paragraph">
      <loext:graphic-properties draw:fill-color="#ff860d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5.5cm" svg:y="2.75cm">
          <text:p text:style-name="P1">U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7.3cm" svg:y="2.75cm">
          <text:p text:style-name="P1">U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9.1cm" svg:y="2.75cm">
          <text:p text:style-name="P1">U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10.9cm" svg:y="2.75cm">
          <text:p text:style-name="P1">U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3.75cm" svg:y="2.75cm">
          <text:p text:style-name="P1">U<text:span text:style-name="T1">-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37cm" svg:height="0.962cm" svg:x="3.713cm" svg:y="4.538cm">
          <draw:text-box>
            <text:p>Ok to copy</text:p>
          </draw:text-box>
        </draw:frame>
        <draw:frame draw:style-name="gr5" draw:text-style-name="P4" draw:layer="layout" svg:width="4.558cm" svg:height="0.962cm" svg:x="7.5cm" svg:y="1.5cm">
          <draw:text-box>
            <text:p>Not ok to copy</text:p>
          </draw:text-box>
        </draw:frame>
      </draw:page>
      <draw:page draw:name="page2" draw:style-name="dp1" draw:master-page-name="Default">
        <draw:custom-shape draw:style-name="gr6" draw:text-style-name="P2" draw:layer="layout" svg:width="1.91cm" svg:height="1.5cm" svg:x="10.39cm" svg:y="11cm">
          <text:p text:style-name="P1">U<text:span text:style-name="T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2.75cm" svg:y="3cm">
          <text:p text:style-name="P1">U<text:span text:style-name="T1">n+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9cm" svg:height="1.5cm" svg:x="8.05cm" svg:y="11cm">
          <text:p text:style-name="P1">U<text:span text:style-name="T1">n-2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516cm" svg:height="2.384cm" svg:x="12.75cm" svg:y="6cm">
          <draw:text-box>
            <text:p>Host launches kernel into compute stream,</text:p>
            <text:p>record event at <text:span text:style-name="T2">n </text:span><text:span text:style-name="T3">into compute stream</text:span></text:p>
          </draw:text-box>
        </draw:frame>
        <draw:frame draw:style-name="gr10" draw:text-style-name="P6" draw:layer="layout" svg:width="12.124cm" svg:height="1.673cm" svg:x="12.45cm" svg:y="-0.073cm">
          <draw:text-box>
            <text:p text:style-name="P5">Compute stream waits for events</text:p>
            <text:p text:style-name="P5">at (<text:span text:style-name="T2">n</text:span>), (<text:span text:style-name="T2">n</text:span>+1), and (<text:span text:style-name="T2">n</text:span>+2) </text:p>
          </draw:text-box>
        </draw:frame>
        <draw:line draw:style-name="gr11" draw:text-style-name="P7" draw:layer="layout" svg:x1="17.558cm" svg:y1="1.596cm" svg:x2="17.558cm" svg:y2="2.846cm">
          <text:p/>
        </draw:line>
        <draw:line draw:style-name="gr11" draw:text-style-name="P7" draw:layer="layout" svg:x1="13.587cm" svg:y1="4.684cm" svg:x2="13.587cm" svg:y2="5.934cm">
          <text:p/>
        </draw:line>
        <draw:line draw:style-name="gr11" draw:text-style-name="P7" draw:layer="layout" svg:x1="11.335cm" svg:y1="9.648cm" svg:x2="11.335cm" svg:y2="10.898cm">
          <text:p/>
        </draw:line>
        <draw:frame draw:style-name="gr12" draw:text-style-name="P6" draw:layer="layout" svg:width="9.417cm" svg:height="2.384cm" svg:x="4.25cm" svg:y="7.827cm">
          <draw:text-box>
            <text:p text:style-name="P5">Host waits for kernel from</text:p>
            <text:p text:style-name="P5">previous iteration (<text:span text:style-name="T2">n</text:span>-1) to finish </text:p>
            <text:p text:style-name="P5">before initiating copy</text:p>
          </draw:text-box>
        </draw:frame>
        <draw:frame draw:style-name="gr13" draw:text-style-name="P4" draw:layer="layout" svg:width="11.25cm" svg:height="1.673cm" svg:x="12.69cm" svg:y="10.888cm">
          <draw:text-box>
            <text:p>Copy using IO stream at (<text:span text:style-name="T2">n</text:span>-1),record </text:p>
            <text:p>event at (<text:span text:style-name="T2">n</text:span>-1) to IO stream at (<text:span text:style-name="T2">n</text:span>-1)</text:p>
          </draw:text-box>
        </draw:frame>
        <draw:custom-shape draw:style-name="gr7" draw:text-style-name="P3" draw:layer="layout" svg:width="1.7cm" svg:height="1.5cm" svg:x="14.75cm" svg:y="3cm">
          <text:p text:style-name="P1">U<text:span text:style-name="T1">n+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6.75cm" svg:y="3cm">
          <text:p text:style-name="P1">U<text:span text:style-name="T1">n+2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58cm" svg:y1="1.576cm" svg:x2="15.558cm" svg:y2="2.826cm">
          <text:p/>
        </draw:line>
        <draw:line draw:style-name="gr11" draw:text-style-name="P7" draw:layer="layout" svg:x1="13.558cm" svg:y1="1.556cm" svg:x2="13.558cm" svg:y2="2.806cm">
          <text:p/>
        </draw:line>
      </draw:page>
      <draw:page draw:name="page3" draw:style-name="dp1" draw:master-page-name="Default">
        <draw:custom-shape draw:style-name="gr6" draw:text-style-name="P2" draw:layer="layout" svg:width="1.91cm" svg:height="1.5cm" svg:x="10.39cm" svg:y="11cm">
          <text:p text:style-name="P1">U<text:span text:style-name="T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2.75cm" svg:y="3cm">
          <text:p text:style-name="P1">U<text:span text:style-name="T1">n+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9cm" svg:height="1.5cm" svg:x="8.05cm" svg:y="11cm">
          <text:p text:style-name="P1">U<text:span text:style-name="T1">n-2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1.61cm" svg:height="2.384cm" svg:x="12.75cm" svg:y="6cm">
          <draw:text-box>
            <text:p>Host waits for compute stream to finish,</text:p>
            <text:p>launch kernel into compute stream,</text:p>
            <text:p>record event at <text:span text:style-name="T2">n </text:span><text:span text:style-name="T3">into compute stream</text:span></text:p>
          </draw:text-box>
        </draw:frame>
        <draw:frame draw:style-name="gr14" draw:text-style-name="P6" draw:layer="layout" svg:width="10.124cm" svg:height="1.673cm" svg:x="12.45cm" svg:y="-0.073cm">
          <draw:text-box>
            <text:p text:style-name="P5">Host waits for IO streams at </text:p>
            <text:p text:style-name="P5">(<text:span text:style-name="T2">n</text:span>), (<text:span text:style-name="T2">n</text:span>+1), and (<text:span text:style-name="T2">n</text:span>+2) to finish</text:p>
          </draw:text-box>
        </draw:frame>
        <draw:line draw:style-name="gr11" draw:text-style-name="P7" draw:layer="layout" svg:x1="17.558cm" svg:y1="1.596cm" svg:x2="17.558cm" svg:y2="2.846cm">
          <text:p/>
        </draw:line>
        <draw:line draw:style-name="gr11" draw:text-style-name="P7" draw:layer="layout" svg:x1="13.587cm" svg:y1="4.684cm" svg:x2="13.587cm" svg:y2="5.934cm">
          <text:p/>
        </draw:line>
        <draw:line draw:style-name="gr11" draw:text-style-name="P7" draw:layer="layout" svg:x1="11.335cm" svg:y1="9.648cm" svg:x2="11.335cm" svg:y2="10.898cm">
          <text:p/>
        </draw:line>
        <draw:frame draw:style-name="gr12" draw:text-style-name="P6" draw:layer="layout" svg:width="9.25cm" svg:height="1.673cm" svg:x="4.35cm" svg:y="7.827cm">
          <draw:text-box>
            <text:p text:style-name="P5"><text:span text:style-name="T4">IO stream at </text:span>(<text:span text:style-name="T2">n</text:span>-1) waits for</text:p>
            <text:p text:style-name="P5">event at (<text:span text:style-name="T2">n</text:span>-1) before copy</text:p>
          </draw:text-box>
        </draw:frame>
        <draw:custom-shape draw:style-name="gr7" draw:text-style-name="P3" draw:layer="layout" svg:width="1.7cm" svg:height="1.5cm" svg:x="14.75cm" svg:y="3cm">
          <text:p text:style-name="P1">U<text:span text:style-name="T1">n+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cm" svg:height="1.5cm" svg:x="16.75cm" svg:y="3cm">
          <text:p text:style-name="P1">U<text:span text:style-name="T1">n+2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58cm" svg:y1="1.576cm" svg:x2="15.558cm" svg:y2="2.826cm">
          <text:p/>
        </draw:line>
        <draw:line draw:style-name="gr11" draw:text-style-name="P7" draw:layer="layout" svg:x1="13.558cm" svg:y1="1.556cm" svg:x2="13.558cm" svg:y2="2.8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2T16:41:01.557408344</meta:creation-date>
    <dc:date>2023-07-27T14:39:50.047684094</dc:date>
    <meta:editing-duration>PT3H4M42S</meta:editing-duration>
    <meta:editing-cycles>7</meta:editing-cycles>
    <meta:generator>LibreOffice/7.3.7.2$Linux_X86_64 LibreOffice_project/30$Build-2</meta:generator>
    <meta:document-statistic meta:object-count="34"/>
  </office:meta>
</office:document-meta>
</file>